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office:value-type="float" office:value="6221185" calcext:value-type="float">
            <text:p>622118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4902" calcext:value-type="float">
            <text:p>101490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252965" calcext:value-type="float">
            <text:p>82252965</text:p>
          </table:table-cell>
          <table:table-cell table:style-name="ce32" office:value-type="float" office:value="89675" calcext:value-type="float">
            <text:p>8967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49794" calcext:value-type="float">
            <text:p>9149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office:value-type="float" office:value="6223706" calcext:value-type="float">
            <text:p>622370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15357" calcext:value-type="float">
            <text:p>1015357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2295768" calcext:value-type="float">
            <text:p>8229576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office:value-type="float" office:value="6224297" calcext:value-type="float">
            <text:p>622429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1015441" calcext:value-type="float">
            <text:p>101544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09113" calcext:value-type="float">
            <text:p>82309113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3" calcext:value-type="date">
            <text:p>04/23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4" calcext:value-type="date">
            <text:p>04/24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5" calcext:value-type="date">
            <text:p>04/2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7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9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21:12:50.09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16T21:15:05.797000000</dc:date>
    <meta:editing-duration>P1DT8H34M38S</meta:editing-duration>
    <meta:editing-cycles>324</meta:editing-cycles>
    <meta:generator>LibreOffice/7.2.5.2$Windows_X86_64 LibreOffice_project/499f9727c189e6ef3471021d6132d4c694f357e5</meta:generator>
    <meta:document-statistic meta:table-count="1" meta:cell-count="6966" meta:object-count="0"/>
  </office:meta>
</office:document-meta>
</file>